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6pt" officeooo:rsid="000c3391" officeooo:paragraph-rsid="000c3391" style:font-size-asian="14pt" style:font-size-complex="16pt"/>
    </style:style>
    <style:style style:name="P2" style:family="paragraph" style:parent-style-name="Standard">
      <style:text-properties fo:font-size="16pt" officeooo:rsid="000e2ed4" officeooo:paragraph-rsid="000e2ed4" style:font-size-asian="14pt" style:font-size-complex="16pt"/>
    </style:style>
    <style:style style:name="P3" style:family="paragraph" style:parent-style-name="Standard">
      <style:text-properties fo:font-size="16pt" officeooo:rsid="000e2ed4" officeooo:paragraph-rsid="0010ec4b" style:font-size-asian="14pt" style:font-size-complex="16pt"/>
    </style:style>
    <style:style style:name="P4" style:family="paragraph" style:parent-style-name="Standard">
      <style:text-properties fo:font-size="16pt" officeooo:rsid="000f513a" officeooo:paragraph-rsid="000f513a" style:font-size-asian="14pt" style:font-size-complex="16pt"/>
    </style:style>
    <style:style style:name="P5" style:family="paragraph" style:parent-style-name="Standard">
      <style:text-properties fo:font-size="16pt" officeooo:rsid="001275f2" officeooo:paragraph-rsid="001275f2" style:font-size-asian="14pt" style:font-size-complex="16pt"/>
    </style:style>
    <style:style style:name="P6" style:family="paragraph" style:parent-style-name="Standard">
      <style:text-properties fo:font-size="16pt" style:text-underline-style="solid" style:text-underline-width="auto" style:text-underline-color="font-color" officeooo:rsid="000c3391" officeooo:paragraph-rsid="000c3391" style:font-size-asian="14pt" style:font-size-complex="16pt"/>
    </style:style>
    <style:style style:name="P7" style:family="paragraph" style:parent-style-name="Standard">
      <style:text-properties fo:font-size="16pt" style:text-underline-style="solid" style:text-underline-width="auto" style:text-underline-color="font-color" officeooo:rsid="000e2ed4" officeooo:paragraph-rsid="000e2ed4" style:font-size-asian="14pt" style:font-size-complex="16pt"/>
    </style:style>
    <style:style style:name="P8" style:family="paragraph" style:parent-style-name="Standard">
      <style:text-properties fo:font-size="20pt" style:text-underline-style="solid" style:text-underline-width="auto" style:text-underline-color="font-color" fo:font-weight="normal" officeooo:rsid="000c3391" officeooo:paragraph-rsid="000c3391" style:font-size-asian="20pt" style:font-weight-asian="normal" style:font-size-complex="20pt" style:font-weight-complex="normal"/>
    </style:style>
    <style:style style:name="P9" style:family="paragraph" style:parent-style-name="Standard">
      <style:text-properties fo:font-size="16pt" officeooo:rsid="000c3391" officeooo:paragraph-rsid="000c3391" style:font-size-asian="14pt" style:font-size-complex="16pt"/>
    </style:style>
    <style:style style:name="P10" style:family="paragraph" style:parent-style-name="Standard">
      <style:text-properties fo:font-size="16pt" officeooo:rsid="000e2ed4" officeooo:paragraph-rsid="000e2ed4" style:font-size-asian="14pt" style:font-size-complex="16pt"/>
    </style:style>
    <style:style style:name="P11" style:family="paragraph" style:parent-style-name="Standard">
      <style:text-properties fo:font-size="16pt" officeooo:rsid="000e2ed4" officeooo:paragraph-rsid="00267004" style:font-size-asian="14pt" style:font-size-complex="16pt"/>
    </style:style>
    <style:style style:name="P12" style:family="paragraph" style:parent-style-name="Standard">
      <style:text-properties fo:font-size="16pt" officeooo:rsid="000e2ed4" officeooo:paragraph-rsid="002ccf8c" style:font-size-asian="14pt" style:font-size-complex="16pt"/>
    </style:style>
    <style:style style:name="P13" style:family="paragraph" style:parent-style-name="Standard">
      <style:text-properties fo:font-size="16pt" officeooo:rsid="000e2ed4" officeooo:paragraph-rsid="0039b8ba" style:font-size-asian="14pt" style:font-size-complex="16pt"/>
    </style:style>
    <style:style style:name="P14" style:family="paragraph" style:parent-style-name="Standard">
      <style:text-properties fo:font-size="16pt" officeooo:rsid="000e2ed4" officeooo:paragraph-rsid="0010ec4b" style:font-size-asian="14pt" style:font-size-complex="16pt"/>
    </style:style>
    <style:style style:name="P15" style:family="paragraph" style:parent-style-name="Standard">
      <style:text-properties fo:font-size="16pt" officeooo:rsid="000e2ed4" officeooo:paragraph-rsid="0049b7be" style:font-size-asian="14pt" style:font-size-complex="16pt"/>
    </style:style>
    <style:style style:name="P16" style:family="paragraph" style:parent-style-name="Standard">
      <style:text-properties fo:font-size="16pt" officeooo:rsid="000e2ed4" officeooo:paragraph-rsid="004a7bf5" style:font-size-asian="14pt" style:font-size-complex="16pt"/>
    </style:style>
    <style:style style:name="P17" style:family="paragraph" style:parent-style-name="Standard">
      <style:text-properties fo:font-size="16pt" officeooo:rsid="002282ac" officeooo:paragraph-rsid="002282ac" style:font-size-asian="14pt" style:font-size-complex="16pt"/>
    </style:style>
    <style:style style:name="P18" style:family="paragraph" style:parent-style-name="Standard">
      <style:text-properties fo:font-size="16pt" officeooo:rsid="002abbdc" officeooo:paragraph-rsid="002abbdc" style:font-size-asian="14pt" style:font-size-complex="16pt"/>
    </style:style>
    <style:style style:name="P19" style:family="paragraph" style:parent-style-name="Standard">
      <style:text-properties fo:font-size="16pt" officeooo:rsid="00440029" officeooo:paragraph-rsid="00440029" style:font-size-asian="14pt" style:font-size-complex="16pt"/>
    </style:style>
    <style:style style:name="P20" style:family="paragraph" style:parent-style-name="Standard">
      <style:text-properties fo:font-size="20pt" style:text-underline-style="solid" style:text-underline-width="auto" style:text-underline-color="font-color" fo:font-weight="normal" officeooo:rsid="000c3391" officeooo:paragraph-rsid="000c3391" style:font-size-asian="20pt" style:font-weight-asian="normal" style:font-size-complex="20pt" style:font-weight-complex="normal"/>
    </style:style>
    <style:style style:name="T1" style:family="text">
      <style:text-properties officeooo:rsid="000e2ed4"/>
    </style:style>
    <style:style style:name="T2" style:family="text">
      <style:text-properties officeooo:rsid="000f513a"/>
    </style:style>
    <style:style style:name="T3" style:family="text">
      <style:text-properties officeooo:rsid="0010ec4b"/>
    </style:style>
    <style:style style:name="T4" style:family="text">
      <style:text-properties officeooo:rsid="001275f2"/>
    </style:style>
    <style:style style:name="T5" style:family="text">
      <style:text-properties officeooo:rsid="0014f9b9"/>
    </style:style>
    <style:style style:name="T6" style:family="text">
      <style:text-properties officeooo:rsid="001665a9"/>
    </style:style>
    <style:style style:name="T7" style:family="text">
      <style:text-properties officeooo:rsid="0017c9b7"/>
    </style:style>
    <style:style style:name="T8" style:family="text">
      <style:text-properties officeooo:rsid="00181db9"/>
    </style:style>
    <style:style style:name="T9" style:family="text">
      <style:text-properties officeooo:rsid="001b7672"/>
    </style:style>
    <style:style style:name="T10" style:family="text">
      <style:text-properties officeooo:rsid="001e8d0a"/>
    </style:style>
    <style:style style:name="T11" style:family="text">
      <style:text-properties officeooo:rsid="0022d4e1"/>
    </style:style>
    <style:style style:name="T12" style:family="text">
      <style:text-properties officeooo:rsid="0024d48d"/>
    </style:style>
    <style:style style:name="T13" style:family="text">
      <style:text-properties officeooo:rsid="0026c92a"/>
    </style:style>
    <style:style style:name="T14" style:family="text">
      <style:text-properties officeooo:rsid="0028f6d4"/>
    </style:style>
    <style:style style:name="T15" style:family="text">
      <style:text-properties officeooo:rsid="0028fac4"/>
    </style:style>
    <style:style style:name="T16" style:family="text">
      <style:text-properties officeooo:rsid="002b6669"/>
    </style:style>
    <style:style style:name="T17" style:family="text">
      <style:text-properties officeooo:rsid="002e5d3e"/>
    </style:style>
    <style:style style:name="T18" style:family="text">
      <style:text-properties officeooo:rsid="002f496e"/>
    </style:style>
    <style:style style:name="T19" style:family="text">
      <style:text-properties officeooo:rsid="00326d7f"/>
    </style:style>
    <style:style style:name="T20" style:family="text">
      <style:text-properties officeooo:rsid="00354927"/>
    </style:style>
    <style:style style:name="T21" style:family="text">
      <style:text-properties officeooo:rsid="003b6590"/>
    </style:style>
    <style:style style:name="T22" style:family="text">
      <style:text-properties officeooo:rsid="003eeb64"/>
    </style:style>
    <style:style style:name="T23" style:family="text">
      <style:text-properties officeooo:rsid="004012b8"/>
    </style:style>
    <style:style style:name="T24" style:family="text">
      <style:text-properties officeooo:rsid="00407ef4"/>
    </style:style>
    <style:style style:name="T25" style:family="text">
      <style:text-properties officeooo:rsid="0045bef4"/>
    </style:style>
    <style:style style:name="T26" style:family="text">
      <style:text-properties officeooo:rsid="004765f1"/>
    </style:style>
    <style:style style:name="T27" style:family="text">
      <style:text-properties officeooo:rsid="0049b7be"/>
    </style:style>
    <style:style style:name="T28" style:family="text">
      <style:text-properties officeooo:rsid="004c4ee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Contributions file <text:span text:style-name="T9">for Release 1.</text:span></text:p>
      <text:p text:style-name="P8"/>
      <text:p text:style-name="P1">Project: SSAD 6</text:p>
      <text:p text:style-name="P1">Team: 29</text:p>
      <text:p text:style-name="P1">Team members: Yahnit Sirineni<text:span text:style-name="T7">(20161033)</text:span>, Subramanyam Makam<text:span text:style-name="T7">(20161190)</text:span>, Adrian Joseph Alva <text:span text:style-name="T5">(20161030)</text:span></text:p>
      <text:p text:style-name="P1"/>
      <text:p text:style-name="P6">Yahnit Sirineni:</text:p>
      <text:p text:style-name="P1">1. Introduction with the client.</text:p>
      <text:p text:style-name="P1">2. Research existing methodology for customized offers (research paper reading).</text:p>
      <text:p text:style-name="P1"><text:span text:style-name="T1">3</text:span>. Access to Google analytics <text:span text:style-name="T26">and understanding OfferCreation Tool(in diagrams folder)</text:span>.</text:p>
      <text:p text:style-name="P2">4. Client based solu<text:span text:style-name="T6">t</text:span>ions from google analytics.</text:p>
      <text:p text:style-name="P1"><text:span text:style-name="T1">5</text:span>. <text:span text:style-name="T1">Status tracker for week 2.</text:span> </text:p>
      <text:p text:style-name="P1"><text:span text:style-name="T1">6</text:span>. Pseudocode design for first functionality, i.e. frequency of users.</text:p>
      <text:p text:style-name="P1"><text:span text:style-name="T1">7</text:span>. <text:span text:style-name="T25">Minutes of meeting for Team,Client.</text:span></text:p>
      <text:p text:style-name="P1"><text:span text:style-name="T1">8</text:span>. Algorithm design and implementation for <text:span text:style-name="T1">functionality:</text:span> number of attempts on a level.</text:p>
      <text:p text:style-name="P12"><text:span text:style-name="T18">9</text:span>. A<text:span text:style-name="T20">lgorithm design and implementation for the functionality </text:span>: <text:span text:style-name="T17">number of attempts on a level</text:span>.</text:p>
      <text:p text:style-name="P18"><text:span text:style-name="T18">10</text:span>. Generating dummy json as an input for the codes.</text:p>
      <text:p text:style-name="P1"><text:span text:style-name="T16">11</text:span>. <text:span text:style-name="T1">Documentation for all the functionalities (codes implemented).</text:span></text:p>
      <text:p text:style-name="P1"/>
      <text:p text:style-name="P7">Subramanyam Makam:</text:p>
      <text:p text:style-name="P15">1. User explorer features (google analytics) <text:span text:style-name="T27">and understanding OfferCreation Tool (in diagrams folder).</text:span></text:p>
      <text:p text:style-name="P2">2. Server based soutions from google analytics.</text:p>
      <text:p text:style-name="P2">3. Project Plan Document.</text:p>
      <text:p text:style-name="P2">4. Implementation of alternate pseudocode <text:span text:style-name="T10">and final code </text:span>for the funtionality: frequency of users.</text:p>
      <text:p text:style-name="P2">5. Updation of code with python standards.<text:span text:style-name="T8">(PEP8 etc.)</text:span></text:p>
      <text:p text:style-name="P2">6. Status tracker for week 1.</text:p>
      <text:p text:style-name="P2">7. Algorithm and implementation for functionality: transactions of users.</text:p>
      <text:p text:style-name="P11"><text:span text:style-name="T13">8</text:span>. <text:span text:style-name="T19">Algorithm design and implementation for analysis of the functionality</text:span>: transactions of users.</text:p>
      <text:p text:style-name="P2"><text:span text:style-name="T14">9</text:span>. Minutes of the meeting for client.</text:p>
      <text:p text:style-name="P17"><text:span text:style-name="T15">10</text:span>. Updating the directory structure of src <text:span text:style-name="T12">(utils.py etc)</text:span>.</text:p>
      <text:p text:style-name="P2"><text:span text:style-name="T11">11</text:span>. R1 video making and video file creation (merging different parts).</text:p>
      <text:p text:style-name="P2"><text:soft-page-break/></text:p>
      <text:p text:style-name="P2"/>
      <text:p text:style-name="P7">Adrian Joseph Alva:</text:p>
      <text:p text:style-name="P4">1. Gitlab repository setup.</text:p>
      <text:p text:style-name="P16"><text:span text:style-name="T2">2</text:span>. <text:span text:style-name="T28">Understanding OfferCreation Tool(in diagrams folder) and s</text:span>erver based solutions from google analytics.</text:p>
      <text:p text:style-name="P2"><text:span text:style-name="T2">3</text:span>. Software Requirements Specification (SRS) document.</text:p>
      <text:p text:style-name="P2"><text:span text:style-name="T2">4</text:span>. Test Plan Document.</text:p>
      <text:p text:style-name="P2"><text:span text:style-name="T2">5</text:span>. Status Tracker (week 3 onwards).</text:p>
      <text:p text:style-name="P5">6. Alternate pseudocode algorithm design for functionality: frequency of users (checking for bugs).</text:p>
      <text:p text:style-name="P2"><text:span text:style-name="T4">7</text:span>. Algorithm design and implementation for functionality: Amount of time spent on a level.</text:p>
      <text:p text:style-name="P13"><text:span text:style-name="T22">8</text:span>. Algorithm design and implementation for <text:span text:style-name="T21">analysis of the</text:span> functionality: Amount of time spent on a level.</text:p>
      <text:p text:style-name="P2"><text:span text:style-name="T23">9</text:span>. Minutes of the meeting for Team and TA.</text:p>
      <text:p text:style-name="P3"><text:span text:style-name="T24">10</text:span>. <text:span text:style-name="T3">R1 power point presentation.</text:span></text:p>
      <text:p text:style-name="P19">11. R1 video design and making.</text:p>
      <text:p text:style-name="P3"><text:s text:c="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5T10:53:26.933573932</meta:creation-date>
    <dc:date>2017-10-15T22:48:04.885270728</dc:date>
    <meta:editing-duration>PT57M23S</meta:editing-duration>
    <meta:editing-cycles>63</meta:editing-cycles>
    <meta:generator>LibreOffice/5.2.2.2$Linux_X86_64 LibreOffice_project/20m0$Build-2</meta:generator>
    <meta:document-statistic meta:table-count="0" meta:image-count="0" meta:object-count="0" meta:page-count="2" meta:paragraph-count="41" meta:word-count="326" meta:character-count="2227" meta:non-whitespace-character-count="1938"/>
  </office:meta>
</office:document-meta>
</file>